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2.09cm"/>
    </style:style>
    <style:style style:name="co7" style:family="table-column">
      <style:table-column-properties fo:break-before="auto" style:column-width="4.614cm"/>
    </style:style>
    <style:style style:name="co8" style:family="table-column">
      <style:table-column-properties fo:break-before="auto" style:column-width="4.168cm"/>
    </style:style>
    <style:style style:name="co9" style:family="table-column">
      <style:table-column-properties fo:break-before="auto" style:column-width="3.66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"/>
    <style:style style:name="ce2" style:family="table-cell" style:parent-style-name="Default" style:data-style-name="N2"/>
    <style:style style:name="ce3" style:family="table-cell" style:parent-style-name="Default" style:data-style-name="N136"/>
    <style:style style:name="ce4" style:family="table-cell" style:parent-style-name="Default" style:data-style-name="N81"/>
    <style:style style:name="ce5" style:family="table-cell" style:parent-style-name="Default" style:data-style-name="N146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5" table:default-cell-style-name="ce4"/>
        <table:table-column table:style-name="co5" table:default-cell-style-name="ce3"/>
        <table:table-column table:style-name="co6" table:number-columns-repeated="2" table:default-cell-style-name="Default"/>
        <table:table-column table:style-name="co6" table:default-cell-style-name="ce2"/>
        <table:table-column table:style-name="co6" table:number-columns-repeated="16375" table:default-cell-style-name="Default"/>
        <table:table-row table:style-name="ro1">
          <table:table-cell table:style-name="Default" office:value-type="string" calcext:value-type="string">
            <text:p>U (V)</text:p>
          </table:table-cell>
          <table:table-cell table:style-name="Default" office:value-type="string" calcext:value-type="string">
            <text:p>I (A)</text:p>
          </table:table-cell>
          <table:table-cell table:style-name="Default" office:value-type="string" calcext:value-type="string">
            <text:p>r (cm)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e/m</text:p>
          </table:table-cell>
          <table:table-cell table:style-name="Default" office:value-type="string" calcext:value-type="string">
            <text:p>mu0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03" calcext:value-type="float">
            <text:p>1.03</text:p>
          </table:table-cell>
          <table:table-cell office:value-type="float" office:value="8.8" calcext:value-type="float">
            <text:p>8.8</text:p>
          </table:table-cell>
          <table:table-cell table:formula="of:=(4/5)^(3/2)*[.$F$2]*[.$F$4]*[.B2] / [.$F$6]" office:value-type="float" office:value="0.000601998523191266" calcext:value-type="float">
            <text:p>6.02E-04</text:p>
          </table:table-cell>
          <table:table-cell table:formula="of:=2*10^(4) * [.A2] / ([.C2]*[.D2])^(2)" office:value-type="float" office:value="109034824897.275" calcext:value-type="float">
            <text:p>1.09E+11</text:p>
          </table:table-cell>
          <table:table-cell table:style-name="ce4" table:formula="of:=4*PI()*10^(-7)" office:value-type="float" office:value="0.00000125663706143592" calcext:value-type="float">
            <text:p>1.26E-06</text:p>
          </table:table-cell>
          <table:table-cell table:number-columns-repeated="2"/>
          <table:table-cell table:formula="of:=[.E2]*10^(-11)" office:value-type="float" office:value="1.09034824897275" calcext:value-type="float">
            <text:p>1.09</text:p>
          </table:table-cell>
          <table:table-cell table:number-columns-repeated="1637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52" calcext:value-type="float">
            <text:p>1.52</text:p>
          </table:table-cell>
          <table:table-cell office:value-type="float" office:value="7.9" calcext:value-type="float">
            <text:p>7.9</text:p>
          </table:table-cell>
          <table:table-cell table:formula="of:=(4/5)^(3/2)*[.$F$2]*[.$F$4]*[.B3] / [.$F$6]" office:value-type="float" office:value="0.000888386170146335" calcext:value-type="float">
            <text:p>8.88E-04</text:p>
          </table:table-cell>
          <table:table-cell table:formula="of:=2*10^(4) * [.A3] / ([.C3]*[.D3])^(2)" office:value-type="float" office:value="62124608616.4887" calcext:value-type="float">
            <text:p>6.21E+10</text:p>
          </table:table-cell>
          <table:table-cell table:style-name="ce4" office:value-type="string" calcext:value-type="string">
            <text:p>n</text:p>
          </table:table-cell>
          <table:table-cell table:number-columns-repeated="2"/>
          <table:table-cell table:formula="of:=[.E3]*10^(-11)" office:value-type="float" office:value="0.621246086164887" calcext:value-type="float">
            <text:p>0.62</text:p>
          </table:table-cell>
          <table:table-cell table:number-columns-repeated="1637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.00</text:p>
          </table:table-cell>
          <table:table-cell office:value-type="float" office:value="5.5" calcext:value-type="float">
            <text:p>5.5</text:p>
          </table:table-cell>
          <table:table-cell table:formula="of:=(4/5)^(3/2)*[.$F$2]*[.$F$4]*[.B4] / [.$F$6]" office:value-type="float" office:value="0.00116892917124518" calcext:value-type="float">
            <text:p>1.17E-03</text:p>
          </table:table-cell>
          <table:table-cell table:formula="of:=2*10^(4) * [.A4] / ([.C4]*[.D4])^(2)" office:value-type="float" office:value="74032029269.452" calcext:value-type="float">
            <text:p>7.40E+10</text:p>
          </table:table-cell>
          <table:table-cell table:style-name="ce4" office:value-type="float" office:value="130" calcext:value-type="float">
            <text:p>1.30E+02</text:p>
          </table:table-cell>
          <table:table-cell table:number-columns-repeated="2"/>
          <table:table-cell table:formula="of:=[.E4]*10^(-11)" office:value-type="float" office:value="0.74032029269452" calcext:value-type="float">
            <text:p>0.74</text:p>
          </table:table-cell>
          <table:table-cell table:number-columns-repeated="1637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.52" calcext:value-type="float">
            <text:p>2.52</text:p>
          </table:table-cell>
          <table:table-cell office:value-type="float" office:value="4.5" calcext:value-type="float">
            <text:p>4.5</text:p>
          </table:table-cell>
          <table:table-cell table:formula="of:=(4/5)^(3/2)*[.$F$2]*[.$F$4]*[.B5] / [.$F$6]" office:value-type="float" office:value="0.00147285075576892" calcext:value-type="float">
            <text:p>1.47E-03</text:p>
          </table:table-cell>
          <table:table-cell table:formula="of:=2*10^(4) * [.A5] / ([.C5]*[.D5])^(2)" office:value-type="float" office:value="69659269380.9406" calcext:value-type="float">
            <text:p>6.97E+10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formula="of:=[.E5]*10^(-11)" office:value-type="float" office:value="0.696592693809406" calcext:value-type="float">
            <text:p>0.70</text:p>
          </table:table-cell>
          <table:table-cell table:number-columns-repeated="1637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03" calcext:value-type="float">
            <text:p>1.03</text:p>
          </table:table-cell>
          <table:table-cell office:value-type="float" office:value="9.2" calcext:value-type="float">
            <text:p>9.2</text:p>
          </table:table-cell>
          <table:table-cell table:formula="of:=(4/5)^(3/2)*[.$F$2]*[.$F$4]*[.B6] / [.$F$6]" office:value-type="float" office:value="0.000601998523191266" calcext:value-type="float">
            <text:p>6.02E-04</text:p>
          </table:table-cell>
          <table:table-cell table:formula="of:=2*10^(4) * [.A6] / ([.C6]*[.D6])^(2)" office:value-type="float" office:value="131056796092.102" calcext:value-type="float">
            <text:p>1.31E+11</text:p>
          </table:table-cell>
          <table:table-cell table:style-name="ce5" office:value-type="float" office:value="0.2" calcext:value-type="float">
            <text:p>0.200</text:p>
          </table:table-cell>
          <table:table-cell table:number-columns-repeated="2"/>
          <table:table-cell table:formula="of:=[.E6]*10^(-11)" office:value-type="float" office:value="1.31056796092102" calcext:value-type="float">
            <text:p>1.31</text:p>
          </table:table-cell>
          <table:table-cell table:number-columns-repeated="1637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51" calcext:value-type="float">
            <text:p>1.51</text:p>
          </table:table-cell>
          <table:table-cell office:value-type="float" office:value="6.3" calcext:value-type="float">
            <text:p>6.3</text:p>
          </table:table-cell>
          <table:table-cell table:formula="of:=(4/5)^(3/2)*[.$F$2]*[.$F$4]*[.B7] / [.$F$6]" office:value-type="float" office:value="0.000882541524290109" calcext:value-type="float">
            <text:p>8.83E-04</text:p>
          </table:table-cell>
          <table:table-cell table:formula="of:=2*10^(4) * [.A7] / ([.C7]*[.D7])^(2)" office:value-type="float" office:value="130039310257.416" calcext:value-type="float">
            <text:p>1.30E+11</text:p>
          </table:table-cell>
          <table:table-cell office:value-type="string" calcext:value-type="string">
            <text:p>e/m</text:p>
          </table:table-cell>
          <table:table-cell table:number-columns-repeated="2"/>
          <table:table-cell table:formula="of:=[.E7]*10^(-11)" office:value-type="float" office:value="1.30039310257415" calcext:value-type="float">
            <text:p>1.30</text:p>
          </table:table-cell>
          <table:table-cell table:number-columns-repeated="1637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.00</text:p>
          </table:table-cell>
          <table:table-cell office:value-type="float" office:value="4.9" calcext:value-type="float">
            <text:p>4.9</text:p>
          </table:table-cell>
          <table:table-cell table:formula="of:=(4/5)^(3/2)*[.$F$2]*[.$F$4]*[.B8] / [.$F$6]" office:value-type="float" office:value="0.00116892917124518" calcext:value-type="float">
            <text:p>1.17E-03</text:p>
          </table:table-cell>
          <table:table-cell table:formula="of:=2*10^(4) * [.A8] / ([.C8]*[.D8])^(2)" office:value-type="float" office:value="122534250697.717" calcext:value-type="float">
            <text:p>1.23E+11</text:p>
          </table:table-cell>
          <table:table-cell table:style-name="ce4" office:value-type="float" office:value="176000000000" calcext:value-type="float">
            <text:p>1.76E+11</text:p>
          </table:table-cell>
          <table:table-cell table:number-columns-repeated="2"/>
          <table:table-cell table:formula="of:=[.E8]*10^(-11)" office:value-type="float" office:value="1.22534250697717" calcext:value-type="float">
            <text:p>1.23</text:p>
          </table:table-cell>
          <table:table-cell table:number-columns-repeated="1637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.53" calcext:value-type="float">
            <text:p>2.53</text:p>
          </table:table-cell>
          <table:table-cell office:value-type="float" office:value="4" calcext:value-type="float">
            <text:p>4.0</text:p>
          </table:table-cell>
          <table:table-cell table:formula="of:=(4/5)^(3/2)*[.$F$2]*[.$F$4]*[.B9] / [.$F$6]" office:value-type="float" office:value="0.00147869540162515" calcext:value-type="float">
            <text:p>1.48E-03</text:p>
          </table:table-cell>
          <table:table-cell table:formula="of:=2*10^(4) * [.A9] / ([.C9]*[.D9])^(2)" office:value-type="float" office:value="114907566094.307" calcext:value-type="float">
            <text:p>1.15E+11</text:p>
          </table:table-cell>
          <table:table-cell table:number-columns-repeated="3"/>
          <table:table-cell table:formula="of:=[.E9]*10^(-11)" office:value-type="float" office:value="1.14907566094307" calcext:value-type="float">
            <text:p>1.15</text:p>
          </table:table-cell>
          <table:table-cell table:number-columns-repeated="1637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02" calcext:value-type="float">
            <text:p>1.02</text:p>
          </table:table-cell>
          <table:table-cell office:value-type="float" office:value="10.4" calcext:value-type="float">
            <text:p>10.4</text:p>
          </table:table-cell>
          <table:table-cell table:formula="of:=(4/5)^(3/2)*[.$F$2]*[.$F$4]*[.B10] / [.$F$6]" office:value-type="float" office:value="0.00059615387733504" calcext:value-type="float">
            <text:p>5.96E-04</text:p>
          </table:table-cell>
          <table:table-cell table:formula="of:=2*10^(4) * [.A10] / ([.C10]*[.D10])^(2)" office:value-type="float" office:value="130072827184.2" calcext:value-type="float">
            <text:p>1.30E+11</text:p>
          </table:table-cell>
          <table:table-cell table:number-columns-repeated="3"/>
          <table:table-cell table:formula="of:=[.E10]*10^(-11)" office:value-type="float" office:value="1.300728271842" calcext:value-type="float">
            <text:p>1.30</text:p>
          </table:table-cell>
          <table:table-cell table:number-columns-repeated="1637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51" calcext:value-type="float">
            <text:p>1.51</text:p>
          </table:table-cell>
          <table:table-cell office:value-type="float" office:value="7" calcext:value-type="float">
            <text:p>7.0</text:p>
          </table:table-cell>
          <table:table-cell table:formula="of:=(4/5)^(3/2)*[.$F$2]*[.$F$4]*[.B11] / [.$F$6]" office:value-type="float" office:value="0.000882541524290109" calcext:value-type="float">
            <text:p>8.83E-04</text:p>
          </table:table-cell>
          <table:table-cell table:formula="of:=2*10^(4) * [.A11] / ([.C11]*[.D11])^(2)" office:value-type="float" office:value="131009752871.277" calcext:value-type="float">
            <text:p>1.31E+11</text:p>
          </table:table-cell>
          <table:table-cell table:number-columns-repeated="3"/>
          <table:table-cell table:formula="of:=[.E11]*10^(-11)" office:value-type="float" office:value="1.31009752871277" calcext:value-type="float">
            <text:p>1.31</text:p>
          </table:table-cell>
          <table:table-cell table:number-columns-repeated="1637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01" calcext:value-type="float">
            <text:p>2.01</text:p>
          </table:table-cell>
          <table:table-cell office:value-type="float" office:value="5.2" calcext:value-type="float">
            <text:p>5.2</text:p>
          </table:table-cell>
          <table:table-cell table:formula="of:=(4/5)^(3/2)*[.$F$2]*[.$F$4]*[.B12] / [.$F$6]" office:value-type="float" office:value="0.0011747738171014" calcext:value-type="float">
            <text:p>1.17E-03</text:p>
          </table:table-cell>
          <table:table-cell table:formula="of:=2*10^(4) * [.A12] / ([.C12]*[.D12])^(2)" office:value-type="float" office:value="133984574047.615" calcext:value-type="float">
            <text:p>1.34E+11</text:p>
          </table:table-cell>
          <table:table-cell table:number-columns-repeated="3"/>
          <table:table-cell table:formula="of:=[.E12]*10^(-11)" office:value-type="float" office:value="1.33984574047615" calcext:value-type="float">
            <text:p>1.34</text:p>
          </table:table-cell>
          <table:table-cell table:number-columns-repeated="1637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5" calcext:value-type="float">
            <text:p>2.50</text:p>
          </table:table-cell>
          <table:table-cell office:value-type="float" office:value="4.2" calcext:value-type="float">
            <text:p>4.2</text:p>
          </table:table-cell>
          <table:table-cell table:formula="of:=(4/5)^(3/2)*[.$F$2]*[.$F$4]*[.B13] / [.$F$6]" office:value-type="float" office:value="0.00146116146405647" calcext:value-type="float">
            <text:p>1.46E-03</text:p>
          </table:table-cell>
          <table:table-cell table:formula="of:=2*10^(4) * [.A13] / ([.C13]*[.D13])^(2)" office:value-type="float" office:value="132762372231.91" calcext:value-type="float">
            <text:p>1.33E+11</text:p>
          </table:table-cell>
          <table:table-cell table:number-columns-repeated="3"/>
          <table:table-cell table:formula="of:=[.E13]*10^(-11)" office:value-type="float" office:value="1.3276237223191" calcext:value-type="float">
            <text:p>1.33</text:p>
          </table:table-cell>
          <table:table-cell table:number-columns-repeated="1637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02" calcext:value-type="float">
            <text:p>1.02</text:p>
          </table:table-cell>
          <table:table-cell office:value-type="float" office:value="10.4" calcext:value-type="float">
            <text:p>10.4</text:p>
          </table:table-cell>
          <table:table-cell table:formula="of:=(4/5)^(3/2)*[.$F$2]*[.$F$4]*[.B14] / [.$F$6]" office:value-type="float" office:value="0.00059615387733504" calcext:value-type="float">
            <text:p>5.96E-04</text:p>
          </table:table-cell>
          <table:table-cell table:formula="of:=2*10^(4) * [.A14] / ([.C14]*[.D14])^(2)" office:value-type="float" office:value="156087392621.04" calcext:value-type="float">
            <text:p>1.56E+11</text:p>
          </table:table-cell>
          <table:table-cell table:number-columns-repeated="3"/>
          <table:table-cell table:formula="of:=[.E14]*10^(-11)" office:value-type="float" office:value="1.5608739262104" calcext:value-type="float">
            <text:p>1.56</text:p>
          </table:table-cell>
          <table:table-cell table:number-columns-repeated="1637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5" calcext:value-type="float">
            <text:p>1.50</text:p>
          </table:table-cell>
          <table:table-cell office:value-type="float" office:value="8" calcext:value-type="float">
            <text:p>8.0</text:p>
          </table:table-cell>
          <table:table-cell table:formula="of:=(4/5)^(3/2)*[.$F$2]*[.$F$4]*[.B15] / [.$F$6]" office:value-type="float" office:value="0.000876696878433883" calcext:value-type="float">
            <text:p>8.77E-04</text:p>
          </table:table-cell>
          <table:table-cell table:formula="of:=2*10^(4) * [.A15] / ([.C15]*[.D15])^(2)" office:value-type="float" office:value="121975429488.068" calcext:value-type="float">
            <text:p>1.22E+11</text:p>
          </table:table-cell>
          <table:table-cell table:number-columns-repeated="3"/>
          <table:table-cell table:formula="of:=[.E15]*10^(-11)" office:value-type="float" office:value="1.21975429488068" calcext:value-type="float">
            <text:p>1.22</text:p>
          </table:table-cell>
          <table:table-cell table:number-columns-repeated="1637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03" calcext:value-type="float">
            <text:p>2.03</text:p>
          </table:table-cell>
          <table:table-cell office:value-type="float" office:value="5.8" calcext:value-type="float">
            <text:p>5.8</text:p>
          </table:table-cell>
          <table:table-cell table:formula="of:=(4/5)^(3/2)*[.$F$2]*[.$F$4]*[.B16] / [.$F$6]" office:value-type="float" office:value="0.00118646310881385" calcext:value-type="float">
            <text:p>1.19E-03</text:p>
          </table:table-cell>
          <table:table-cell table:formula="of:=2*10^(4) * [.A16] / ([.C16]*[.D16])^(2)" office:value-type="float" office:value="126702967076.084" calcext:value-type="float">
            <text:p>1.27E+11</text:p>
          </table:table-cell>
          <table:table-cell table:number-columns-repeated="3"/>
          <table:table-cell table:formula="of:=[.E16]*10^(-11)" office:value-type="float" office:value="1.26702967076084" calcext:value-type="float">
            <text:p>1.27</text:p>
          </table:table-cell>
          <table:table-cell table:number-columns-repeated="1637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5" calcext:value-type="float">
            <text:p>2.50</text:p>
          </table:table-cell>
          <table:table-cell office:value-type="float" office:value="5" calcext:value-type="float">
            <text:p>5.0</text:p>
          </table:table-cell>
          <table:table-cell table:formula="of:=(4/5)^(3/2)*[.$F$2]*[.$F$4]*[.B17] / [.$F$6]" office:value-type="float" office:value="0.00146116146405647" calcext:value-type="float">
            <text:p>1.46E-03</text:p>
          </table:table-cell>
          <table:table-cell table:formula="of:=2*10^(4) * [.A17] / ([.C17]*[.D17])^(2)" office:value-type="float" office:value="112412555816.203" calcext:value-type="float">
            <text:p>1.12E+11</text:p>
          </table:table-cell>
          <table:table-cell table:number-columns-repeated="3"/>
          <table:table-cell table:formula="of:=[.E17]*10^(-11)" office:value-type="float" office:value="1.12412555816203" calcext:value-type="float">
            <text:p>1.12</text:p>
          </table:table-cell>
          <table:table-cell table:number-columns-repeated="1637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.00</text:p>
          </table:table-cell>
          <table:table-cell office:value-type="float" office:value="4.7" calcext:value-type="float">
            <text:p>4.7</text:p>
          </table:table-cell>
          <table:table-cell table:formula="of:=(4/5)^(3/2)*[.$F$2]*[.$F$4]*[.B18] / [.$F$6]" office:value-type="float" office:value="0.00175339375686777" calcext:value-type="float">
            <text:p>1.75E-03</text:p>
          </table:table-cell>
          <table:table-cell table:formula="of:=2*10^(4) * [.A18] / ([.C18]*[.D18])^(2)" office:value-type="float" office:value="88347979710.6873" calcext:value-type="float">
            <text:p>8.83E+10</text:p>
          </table:table-cell>
          <table:table-cell table:number-columns-repeated="3"/>
          <table:table-cell table:formula="of:=[.E18]*10^(-11)" office:value-type="float" office:value="0.883479797106873" calcext:value-type="float">
            <text:p>0.88</text:p>
          </table:table-cell>
          <table:table-cell table:number-columns-repeated="1637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02" calcext:value-type="float">
            <text:p>1.02</text:p>
          </table:table-cell>
          <table:table-cell office:value-type="float" office:value="12.5" calcext:value-type="float">
            <text:p>12.5</text:p>
          </table:table-cell>
          <table:table-cell table:formula="of:=(4/5)^(3/2)*[.$F$2]*[.$F$4]*[.B19] / [.$F$6]" office:value-type="float" office:value="0.00059615387733504" calcext:value-type="float">
            <text:p>5.96E-04</text:p>
          </table:table-cell>
          <table:table-cell table:formula="of:=2*10^(4) * [.A19] / ([.C19]*[.D19])^(2)" office:value-type="float" office:value="126055345814.658" calcext:value-type="float">
            <text:p>1.26E+11</text:p>
          </table:table-cell>
          <table:table-cell table:number-columns-repeated="3"/>
          <table:table-cell table:formula="of:=[.E19]*10^(-11)" office:value-type="float" office:value="1.26055345814658" calcext:value-type="float">
            <text:p>1.26</text:p>
          </table:table-cell>
          <table:table-cell table:number-columns-repeated="1637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48" calcext:value-type="float">
            <text:p>1.48</text:p>
          </table:table-cell>
          <table:table-cell office:value-type="float" office:value="8.8" calcext:value-type="float">
            <text:p>8.8</text:p>
          </table:table-cell>
          <table:table-cell table:formula="of:=(4/5)^(3/2)*[.$F$2]*[.$F$4]*[.B20] / [.$F$6]" office:value-type="float" office:value="0.000865007586721431" calcext:value-type="float">
            <text:p>8.65E-04</text:p>
          </table:table-cell>
          <table:table-cell table:formula="of:=2*10^(4) * [.A20] / ([.C20]*[.D20])^(2)" office:value-type="float" office:value="120807212240.256" calcext:value-type="float">
            <text:p>1.21E+11</text:p>
          </table:table-cell>
          <table:table-cell table:number-columns-repeated="3"/>
          <table:table-cell table:formula="of:=[.E20]*10^(-11)" office:value-type="float" office:value="1.20807212240256" calcext:value-type="float">
            <text:p>1.21</text:p>
          </table:table-cell>
          <table:table-cell table:number-columns-repeated="1637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02" calcext:value-type="float">
            <text:p>2.02</text:p>
          </table:table-cell>
          <table:table-cell office:value-type="float" office:value="6.6" calcext:value-type="float">
            <text:p>6.6</text:p>
          </table:table-cell>
          <table:table-cell table:formula="of:=(4/5)^(3/2)*[.$F$2]*[.$F$4]*[.B21] / [.$F$6]" office:value-type="float" office:value="0.00118061846295763" calcext:value-type="float">
            <text:p>1.18E-03</text:p>
          </table:table-cell>
          <table:table-cell table:formula="of:=2*10^(4) * [.A21] / ([.C21]*[.D21])^(2)" office:value-type="float" office:value="115289837680.862" calcext:value-type="float">
            <text:p>1.15E+11</text:p>
          </table:table-cell>
          <table:table-cell table:number-columns-repeated="3"/>
          <table:table-cell table:formula="of:=[.E21]*10^(-11)" office:value-type="float" office:value="1.15289837680862" calcext:value-type="float">
            <text:p>1.15</text:p>
          </table:table-cell>
          <table:table-cell table:number-columns-repeated="1637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51" calcext:value-type="float">
            <text:p>2.51</text:p>
          </table:table-cell>
          <table:table-cell office:value-type="float" office:value="5.3" calcext:value-type="float">
            <text:p>5.3</text:p>
          </table:table-cell>
          <table:table-cell table:formula="of:=(4/5)^(3/2)*[.$F$2]*[.$F$4]*[.B22] / [.$F$6]" office:value-type="float" office:value="0.0014670061099127" calcext:value-type="float">
            <text:p>1.47E-03</text:p>
          </table:table-cell>
          <table:table-cell table:formula="of:=2*10^(4) * [.A22] / ([.C22]*[.D22])^(2)" office:value-type="float" office:value="115793039896.4" calcext:value-type="float">
            <text:p>1.16E+11</text:p>
          </table:table-cell>
          <table:table-cell table:number-columns-repeated="3"/>
          <table:table-cell table:formula="of:=[.E22]*10^(-11)" office:value-type="float" office:value="1.157930398964" calcext:value-type="float">
            <text:p>1.16</text:p>
          </table:table-cell>
          <table:table-cell table:number-columns-repeated="1637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.03" calcext:value-type="float">
            <text:p>3.03</text:p>
          </table:table-cell>
          <table:table-cell office:value-type="float" office:value="4.5" calcext:value-type="float">
            <text:p>4.5</text:p>
          </table:table-cell>
          <table:table-cell table:formula="of:=(4/5)^(3/2)*[.$F$2]*[.$F$4]*[.B23] / [.$F$6]" office:value-type="float" office:value="0.00177092769443644" calcext:value-type="float">
            <text:p>1.77E-03</text:p>
          </table:table-cell>
          <table:table-cell table:formula="of:=2*10^(4) * [.A23] / ([.C23]*[.D23])^(2)" office:value-type="float" office:value="110222778148.221" calcext:value-type="float">
            <text:p>1.10E+11</text:p>
          </table:table-cell>
          <table:table-cell table:number-columns-repeated="3"/>
          <table:table-cell table:formula="of:=[.E23]*10^(-11)" office:value-type="float" office:value="1.10222778148221" calcext:value-type="float">
            <text:p>1.10</text:p>
          </table:table-cell>
          <table:table-cell table:number-columns-repeated="16375"/>
        </table:table-row>
        <table:table-row table:style-name="ro1">
          <table:table-cell table:style-name="Default" table:number-columns-repeated="3"/>
          <table:table-cell table:style-name="ce1"/>
          <table:table-cell table:style-name="Default" table:number-columns-repeated="2"/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Default" table:number-columns-repeated="3"/>
          <table:table-cell table:style-name="ce1"/>
          <table:table-cell table:formula="of:=AVERAGE([.E2:.E23])" office:value-type="float" office:value="115223305460.599" calcext:value-type="float">
            <text:p>1.15E+11</text:p>
          </table:table-cell>
          <table:table-cell table:style-name="ce4" table:formula="of:=ABS([.F8]-[.E25])*100/[.F8]" office:value-type="float" office:value="34.5322128064778" calcext:value-type="float">
            <text:p>3.45E+01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Default" table:number-columns-repeated="3"/>
          <table:table-cell table:style-name="ce1"/>
          <table:table-cell table:style-name="ce3"/>
          <table:table-cell table:number-columns-repeated="3"/>
          <table:table-cell table:style-name="Default"/>
          <table:table-cell table:number-columns-repeated="16375"/>
        </table:table-row>
        <table:table-row table:style-name="ro1">
          <table:table-cell table:style-name="Default" table:number-columns-repeated="4"/>
          <table:table-cell table:formula="of:=STDEV([.E2:.E23])" office:value-type="float" office:value="22923202134.8713" calcext:value-type="float">
            <text:p>2.29E+10</text:p>
          </table:table-cell>
          <table:table-cell table:style-name="Default"/>
          <table:table-cell table:number-columns-repeated="2"/>
          <table:table-cell table:style-name="ce5" table:formula="of:=STDEV([.I2:.I23])" office:value-type="float" office:value="0.229232021348713" calcext:value-type="float">
            <text:p>0.229</text:p>
          </table:table-cell>
          <table:table-cell table:number-columns-repeated="16375"/>
        </table:table-row>
      </table:table>
      <table:table table:name="Hoja2" table:style-name="ta2">
        <office:forms form:automatic-focus="false" form:apply-design-mode="false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number-columns-repeated="16376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300-600</text:p>
          </table:table-cell>
          <table:table-cell table:number-columns-repeated="2"/>
          <table:table-cell office:value-type="string" calcext:value-type="string">
            <text:p>Punto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Potencial de aceleracion</text:p>
          </table:table-cell>
          <table:table-cell office:value-type="string" calcext:value-type="string">
            <text:p>Potencial de deflecion</text:p>
          </table:table-cell>
          <table:table-cell office:value-type="string" calcext:value-type="string">
            <text:p>potencial bobina</text:p>
          </table:table-cell>
          <table:table-cell office:value-type="string" calcext:value-type="string">
            <text:p>Corriente bobina</text:p>
          </table:table-cell>
          <table:table-cell/>
          <table:table-cell office:value-type="string" calcext:value-type="string">
            <text:p>1.5 cm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390" calcext:value-type="float">
            <text:p>390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2 cm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390" calcext:value-type="float">
            <text:p>390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3 cm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390" calcext:value-type="float">
            <text:p>390</text:p>
          </table:table-cell>
          <table:table-cell office:value-type="string" calcext:value-type="string">
            <text:p>63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09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445.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0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445.6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445.6</text:p>
          </table:table-cell>
          <table:table-cell office:value-type="string" calcext:value-type="string">
            <text:p>7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23" calcext:value-type="float">
            <text:p>523</text:p>
          </table:table-cell>
          <table:table-cell office:value-type="string" calcext:value-type="string">
            <text:p>43.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0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23" calcext:value-type="float">
            <text:p>52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523" calcext:value-type="float">
            <text:p>523</text:p>
          </table:table-cell>
          <table:table-cell office:value-type="string" calcext:value-type="string">
            <text:p>81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2</text:p>
          </table:table-cell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">
      <number:number number:decimal-places="1" number:min-decimal-places="1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number:number-style style:name="N145">
      <number:number number:decimal-places="4" number:min-decimal-places="4" number:min-integer-digits="1"/>
    </number:number-style>
    <number:number-style style:name="N146">
      <number:number number:decimal-places="3" number:min-decimal-places="3" number:min-integer-digits="1"/>
    </number:number-style>
    <number:number-style style:name="N147">
      <number:number number:decimal-places="16" number:min-decimal-places="16" number:min-integer-digits="1"/>
    </number:number-style>
    <number:number-style style:name="N148">
      <number:number number:decimal-places="17" number:min-decimal-places="17" number:min-integer-digits="1"/>
    </number:number-style>
    <number:number-style style:name="N149">
      <number:number number:decimal-places="18" number:min-decimal-places="18" number:min-integer-digits="1"/>
    </number:number-style>
    <number:number-style style:name="N150">
      <number:number number:decimal-places="19" number:min-decimal-places="19" number:min-integer-digits="1"/>
    </number:number-style>
    <number:number-style style:name="N151">
      <number:number number:decimal-places="20" number:min-decimal-places="20" number:min-integer-digits="1"/>
    </number:number-style>
    <number:number-style style:name="N152">
      <number:number number:decimal-places="15" number:min-decimal-places="15" number:min-integer-digits="1"/>
    </number:number-style>
    <number:number-style style:name="N153">
      <number:number number:decimal-places="14" number:min-decimal-places="14" number:min-integer-digits="1"/>
    </number:number-style>
    <number:number-style style:name="N154">
      <number:number number:decimal-places="13" number:min-decimal-places="1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6">00/00/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er Padilla</meta:initial-creator>
    <meta:creation-date>2024-08-28T16:42:25</meta:creation-date>
    <dc:date>2024-09-06T22:19:36.326664601</dc:date>
    <meta:generator>LibreOffice/24.2.4.2$Linux_X86_64 LibreOffice_project/51a6219feb6075d9a4c46691dcfe0cd9c4fff3c2</meta:generator>
    <meta:editing-duration>PT14M9S</meta:editing-duration>
    <meta:editing-cycles>1</meta:editing-cycles>
    <meta:document-statistic meta:table-count="2" meta:cell-count="194" meta:object-count="0"/>
    <meta:user-defined meta:name="AppVersion">16.0300</meta:user-defined>
  </office:meta>
</office:document-meta>
</file>